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font-weight="bold" officeooo:rsid="0012c0e1" officeooo:paragraph-rsid="0012c0e1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DejaVu Sans" officeooo:rsid="0012c0e1" officeooo:paragraph-rsid="0012c0e1"/>
    </style:style>
    <style:style style:name="P3" style:family="paragraph" style:parent-style-name="Text_20_body">
      <style:text-properties style:font-name="DejaVu Sans" officeooo:paragraph-rsid="001428bc"/>
    </style:style>
    <style:style style:name="P4" style:family="paragraph" style:parent-style-name="Text_20_body">
      <style:text-properties style:font-name="DejaVu Sans" officeooo:rsid="0012c0e1" officeooo:paragraph-rsid="00165408"/>
    </style:style>
    <style:style style:name="T1" style:family="text">
      <style:text-properties officeooo:rsid="00128c4c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1f669"/>
    </style:style>
    <style:style style:name="T4" style:family="text">
      <style:text-properties style:font-name="DejaVu Sans" officeooo:rsid="0011c3f7"/>
    </style:style>
    <style:style style:name="T5" style:family="text">
      <style:text-properties fo:font-size="12pt" officeooo:rsid="00128c4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Frameless Photo</text:p>
      <text:p text:style-name="P2"><text:line-break/><text:line-break/>To see the world as a frameless photo<text:line-break/>and wander through the night,<text:line-break/>or submit to sweet affections for earthly form<text:line-break/>caressed in the light of the known.<text:line-break/><text:line-break/>Can we endure Your darkness<text:line-break/>and pass by the light from these wanderer’s inns<text:line-break/>ensconsed from this dark forest?<text:line-break/><text:line-break/>Into many such places have we wandered,<text:line-break/>been visitors in tidy rooms with polished, sturdy floors,<text:line-break/>taking refuge in comforts that won’t endure.<text:line-break/><text:line-break/>Sun sets and a gentle wind ripples through a field of wheat.<text:line-break/>Gold waves flow and the crickets tone to the silent Om<text:line-break/>and a silent love that fills all space.<text:line-break/>This heart reaches to touch the setting sun<text:line-break/>and forgets the hand can’t always reach where I am.<text:line-break/><text:line-break/>Deeper into night, infinite vision hastens me onward.<text:line-break/>entreating me to await the new dawn.<text:line-break/>Your darkness is more certain than form and self,<text:line-break/>It is only You that I see clearly.<text:line-break/><text:line-break/>Are you Father, Mother, Lover, or Friend,<text:line-break/>dear, eternal I that lives and breathes me?<text:line-break/><text:line-break/>Your quiet I sees all that is flowing<text:line-break/>within the banks of our great being;<text:line-break/>the light of billions of setting suns,<text:line-break/>the evolution of innumerable lives,<text:line-break/>the rise and fall of countless empires,<text:line-break/>seeing the great reduced to nothing<text:line-break/>and those reduced again made great.<text:line-break/><text:line-break/>Few fathom your great secret,<text:line-break/>tread against your outward flow, and capture<text:line-break/>the lord of creation at rest beyond the play.<text:line-break/>Eternally here, source reflects only source,<text:line-break/><text:soft-page-break/>a quiet pool without ripple nor reflection,<text:line-break/>we sink into sweet unknowing.<text:line-break/></text:p>
      <text:p text:style-name="P3"><text:span text:style-name="T2"> </text:span><text:span text:style-name="T3">Subscribe to my mailing list by sending an email to </text:span><text:a xlink:type="simple" xlink:href="mailto: enckwilliam@protonmail.com?subject=Subscribe" text:style-name="Internet_20_link" text:visited-style-name="Visited_20_Internet_20_Link"><text:span text:style-name="T4">enckwilliam@protonmail.com</text:span></text:a></text:p>
      <text:p text:style-name="P3"> </text:p>
      <text:p text:style-name="P4"><text:a xlink:type="simple" xlink:href="https://mega.nz/folder/SdoxBAba#i0aGD1umAgKgi6zTagEmgg" text:style-name="Internet_20_link" text:visited-style-name="Visited_20_Internet_20_Link"><text:span text:style-name="T5"> </text:span></text:a><text:a xlink:type="simple" xlink:href="https://workdrive.zohoexternal.com/folder/pleth54c25c7fb36e4390a1307f31985b4bed" text:style-name="Internet_20_link" text:visited-style-name="Visited_20_Internet_20_Link"><text:span text:style-name="T5">All Essays And Book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16:50.021959014</meta:creation-date>
    <dc:date>2021-12-13T16:55:21.317174961</dc:date>
    <meta:editing-duration>PT8M32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5" meta:word-count="269" meta:character-count="1547" meta:non-whitespace-character-count="1269"/>
  </office:meta>
</office:document-meta>
</file>